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ef0ca" officeooo:paragraph-rsid="000ef0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gh Voltage Module for Nixie Tubes</text:p>
      <text:p text:style-name="P1"/>
      <text:p text:style-name="P1">Data Sheet</text:p>
      <text:p text:style-name="P1"/>
      <text:p text:style-name="P1">Coming so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07:31:13.810611332</meta:creation-date>
    <dc:date>2025-01-14T07:32:24.658282361</dc:date>
    <meta:editing-duration>PT1M11S</meta:editing-duration>
    <meta:editing-cycles>1</meta:editing-cycles>
    <meta:generator>LibreOffice/7.4.1.2$MacOSX_AARCH64 LibreOffice_project/3c58a8f3a960df8bc8fd77b461821e42c061c5f0</meta:generator>
    <meta:document-statistic meta:table-count="0" meta:image-count="0" meta:object-count="0" meta:page-count="1" meta:paragraph-count="3" meta:word-count="10" meta:character-count="56" meta:non-whitespace-character-count="49"/>
  </office:meta>
</office:document-meta>
</file>